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31855"/>
    </style:style>
    <style:style style:name="P2" style:family="paragraph" style:parent-style-name="Text_20_body" style:list-style-name="L1"/>
    <style:style style:name="P3" style:family="paragraph" style:parent-style-name="Text_20_body" style:list-style-name="L1">
      <style:text-properties officeooo:rsid="00131855" officeooo:paragraph-rsid="00131855"/>
    </style:style>
    <style:style style:name="P4" style:family="paragraph" style:parent-style-name="Text_20_body" style:list-style-name="L2"/>
    <style:style style:name="P5" style:family="paragraph" style:parent-style-name="Text_20_body" style:list-style-name="L2">
      <style:text-properties style:text-underline-style="none" officeooo:rsid="00280e88" officeooo:paragraph-rsid="00280e88"/>
    </style:style>
    <style:style style:name="T1" style:family="text">
      <style:text-properties officeooo:rsid="000fa523"/>
    </style:style>
    <style:style style:name="T2" style:family="text">
      <style:text-properties officeooo:rsid="00163c2e"/>
    </style:style>
    <style:style style:name="T3" style:family="text">
      <style:text-properties officeooo:rsid="00178d46"/>
    </style:style>
    <style:style style:name="T4" style:family="text">
      <style:text-properties officeooo:rsid="00232d94"/>
    </style:style>
    <style:style style:name="T5" style:family="text">
      <style:text-properties officeooo:rsid="002cbaf6"/>
    </style:style>
    <style:style style:name="T6" style:family="text">
      <style:text-properties officeooo:rsid="002dce19"/>
    </style:style>
    <style:style style:name="T7" style:family="text">
      <style:text-properties officeooo:rsid="003b9a3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2:1-22</text:h>
      <text:h text:style-name="Heading_20_2" text:outline-level="2"><text:bookmark text:name="en-GNT-26920"/>The Parable of the Wedding Feast <text:span text:style-name="T1">(1-14)</text:span></text:h>
      <text:list xml:id="list3445681778" text:style-name="L1">
        <text:list-item>
          <text:p text:style-name="P2">Jesus again used parables in talking to the people. “The Kingdom of heaven is like this. Once there was a king who prepared a wedding feast for his son. He sent his servants to tell the invited guests to come to the feast, but they did not want to come. So he sent other servants with this message for the guests: ‘My feast is ready now; my steers and prize calves have been butchered, and everything is ready. Come to the wedding feast!’ But the invited guests paid no attention and went about their business: one went to his farm, another to his store, while others grabbed the servants, beat them, and killed them. The king was very angry; so he sent his soldiers, who killed those murderers and burned down their city. Then he called his servants and said to them, ‘My wedding feast is ready, but the people I invited did not deserve it. Now go to the main streets and invite to the feast as many people as you find.’ <text:bookmark text:name="en-GNT-26929"/>So the servants went out into the streets and gathered all the people they could find, good and bad alike; and the wedding hall was filled with people.<text:bookmark text:name="en-GNT-26930"/> “The king went in to look at the guests and saw a man who was not wearing wedding clothes. <text:bookmark text:name="en-GNT-26931"/>‘Friend, how did you get in here without wedding clothes?’ the king asked him. But the man said nothing. <text:bookmark text:name="en-GNT-26932"/>Then the king told the servants, ‘Tie him up hand and foot, and throw him outside in the dark. There he will cry and gnash his teeth.’”<text:bookmark text:name="en-GNT-26933"/> And Jesus concluded, “Many are invited, but few are chosen.”</text:p>
        </text:list-item>
        <text:list-item>
          <text:p text:style-name="P3">The kingdom of heaven was once for the Israelites, the chosen people. These chosen people started abandoning their invites to the kingdom and the Lord decided to open the invitation to all people, Jews and Gentiles alike. <text:span text:style-name="T2">All are invited to the kingdom of heaven but there are requirement or T&amp;Cs that we need to abide to for us to live in the kingdom, these are </text:span><text:span text:style-name="T3">written in the bible and our hearts. </text:span><text:span text:style-name="T4">We’ll feast and merry in the kingdom of heaven.</text:span></text:p>
        </text:list-item>
      </text:list>
      <text:h text:style-name="P1" text:outline-level="2"><text:bookmark text:name="en-GNT-26934"/>The Question about Paying Taxes <text:span text:style-name="T1">(15-22)</text:span></text:h>
      <text:list xml:id="list1373048334" text:style-name="L2">
        <text:list-item>
          <text:p text:style-name="P4">The Pharisees went off and made a plan to trap Jesus with questions. <text:bookmark text:name="en-GNT-26935"/>Then they sent to him some of their disciples and some members of Herod's party. “Teacher,” they said, “we know that you tell the truth. You teach the truth about God's will for people, without worrying about what others think, because you pay no attention to anyone's status. <text:bookmark text:name="en-GNT-26936"/>Tell us, then, what do you think? Is it against our Law to pay taxes to the Roman Emperor, or not?”<text:bookmark text:name="en-GNT-26937"/> Jesus, however, was aware of their evil plan, and so he said, “You hypocrites! Why are you trying to trap me? <text:bookmark text:name="en-GNT-26938"/>Show me the coin for paying the tax!” They brought him the coin, <text:bookmark text:name="en-GNT-26939"/>and he asked them, “Whose face and name are these?”<text:bookmark text:name="en-GNT-26940"/> “The Emperor's,” they answered. So Jesus said to them, “Well, then, pay to the Emperor what belongs to the Emperor, and pay to God what belongs to God.”<text:bookmark text:name="en-GNT-26941"/> When they heard this, they were amazed; and they left him and went away.</text:p>
        </text:list-item>
        <text:list-item>
          <text:p text:style-name="P5">We should pay our dues as required by the laws of the land, i.e giving caeasor what belongs the caeasor. <text:span text:style-name="T5">We should also give God what belongs to God. </text:span><text:span text:style-name="T6">Our lives belong to God, hence, <text:s text:c="4"/>we ought to live for God. We should praise him, worship him, live according to his will and all that he requires. </text:span><text:span text:style-name="T7">Christ was wise, he preached the truth always and many others. These </text:span><text:soft-page-break/><text:span text:style-name="T7">are ways we ought to follow, telling the truth always and asking God for wisdom. The fear of the Lord is the beginning of all wisdom.</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8T08:00:44.196543960</meta:creation-date>
    <dc:date>2022-02-08T08:14:14.256748511</dc:date>
    <meta:editing-duration>PT13M24S</meta:editing-duration>
    <meta:editing-cycles>15</meta:editing-cycles>
    <meta:generator>LibreOffice/6.4.7.2$Linux_X86_64 LibreOffice_project/40$Build-2</meta:generator>
    <meta:document-statistic meta:table-count="0" meta:image-count="0" meta:object-count="0" meta:page-count="2" meta:paragraph-count="7" meta:word-count="640" meta:character-count="3410" meta:non-whitespace-character-count="2777"/>
  </office:meta>
</office:document-meta>
</file>